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1.02cm" fo:min-width="4.58cm" loext:decorative="false"/>
      <style:paragraph-properties style:writing-mode="lr-tb"/>
    </style:style>
    <style:style style:name="gr2" style:family="graphic" style:parent-style-name="standard">
      <style:graphic-properties svg:stroke-color="#ffbf00" draw:fill="none" loext:fill-use-slide-background="false" draw:textarea-horizontal-align="justify" draw:textarea-vertical-align="middle" draw:auto-grow-height="false" fo:min-height="1.02cm" fo:min-width="4.58cm" loext:decorative="false"/>
      <style:paragraph-properties style:writing-mode="lr-tb"/>
    </style:style>
    <style:style style:name="gr3" style:family="graphic" style:parent-style-name="standard">
      <style:graphic-properties svg:stroke-color="#800080" draw:textarea-horizontal-align="justify" draw:textarea-vertical-align="middle" draw:auto-grow-height="false" fo:min-height="0.386cm" fo:min-width="1.723cm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11" style:family="graphic" style:parent-style-name="standard">
      <style:graphic-properties svg:stroke-color="#00a933" draw:textarea-horizontal-align="justify" draw:textarea-vertical-align="middle" draw:auto-grow-height="false" fo:min-height="0.648cm" fo:min-width="1.9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08cm" svg:height="1.27cm" svg:x="25.13cm" svg:y="4.81cm">
          <text:p text:style-name="P1">Bank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08cm" svg:height="1.27cm" svg:x="25.13cm" svg:y="9.89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445cm" svg:height="1.27cm" svg:x="25.43cm" svg:y="7.3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27.67cm" svg:y1="9.89cm" svg:x2="27.653cm" svg:y2="8.62cm" draw:start-shape="id1" draw:start-glue-point="0" draw:end-shape="id2" draw:end-glue-point="6" svg:d="M27670 9890l-17-1270" svg:viewBox="0 0 18 1271">
          <text:p/>
        </draw:connector>
        <draw:connector draw:style-name="gr5" draw:text-style-name="P2" draw:layer="layout" draw:type="line" svg:x1="27.653cm" svg:y1="7.35cm" svg:x2="27.67cm" svg:y2="6.08cm" draw:start-shape="id2" draw:start-glue-point="4" draw:end-shape="id3" draw:end-glue-point="2" svg:d="M27653 7350l17-1270" svg:viewBox="0 0 18 1271">
          <text:p/>
        </draw:connector>
        <draw:custom-shape draw:style-name="gr2" draw:text-style-name="P2" xml:id="id5" draw:id="id5" draw:layer="layout" svg:width="5.08cm" svg:height="1.27cm" svg:x="18.78cm" svg:y="14.97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445cm" svg:height="1.27cm" svg:x="22.907cm" svg:y="12.43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type="line" svg:x1="27.67cm" svg:y1="11.16cm" svg:x2="25.13cm" svg:y2="12.43cm" draw:start-shape="id1" draw:start-glue-point="2" draw:end-shape="id4" draw:end-glue-point="4" svg:d="M27670 11160l-2540 1270" svg:viewBox="0 0 2541 1271">
          <text:p/>
        </draw:connector>
        <draw:connector draw:style-name="gr7" draw:text-style-name="P2" draw:layer="layout" draw:type="line" svg:x1="21.32cm" svg:y1="14.97cm" svg:x2="25.13cm" svg:y2="13.7cm" draw:start-shape="id5" draw:start-glue-point="0" draw:end-shape="id4" draw:end-glue-point="6" svg:d="M21320 14970l3810-1270" svg:viewBox="0 0 3811 1271">
          <text:p/>
        </draw:connector>
        <draw:custom-shape draw:style-name="gr2" draw:text-style-name="P2" xml:id="id7" draw:id="id7" draw:layer="layout" svg:width="5.08cm" svg:height="1.27cm" svg:x="25.13cm" svg:y="20.05cm">
          <text:p text:style-name="P1">Purse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445cm" svg:height="1.27cm" svg:x="22.907cm" svg:y="17.51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draw:type="line" svg:x1="21.32cm" svg:y1="16.24cm" svg:x2="25.13cm" svg:y2="17.51cm" draw:start-shape="id5" draw:start-glue-point="2" draw:end-shape="id6" draw:end-glue-point="4" svg:d="M21320 16240l3810 1270" svg:viewBox="0 0 3811 1271">
          <text:p/>
        </draw:connector>
        <draw:connector draw:style-name="gr9" draw:text-style-name="P2" draw:layer="layout" draw:type="line" svg:x1="27.67cm" svg:y1="20.05cm" svg:x2="25.13cm" svg:y2="18.78cm" draw:start-shape="id7" draw:start-glue-point="0" draw:end-shape="id6" draw:end-glue-point="6" svg:d="M27670 20050l-2540-1270" svg:viewBox="0 0 2541 1271">
          <text:p/>
        </draw:connector>
        <draw:custom-shape draw:style-name="gr2" draw:text-style-name="P2" xml:id="id8" draw:id="id8" draw:layer="layout" svg:width="5.08cm" svg:height="1.27cm" svg:x="40.35cm" svg:y="14.97cm">
          <text:p text:style-name="P1">Currency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4.445cm" svg:height="1.27cm" svg:x="33.067cm" svg:y="14.97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draw:type="line" svg:x1="40.35cm" svg:y1="15.605cm" svg:x2="37.512cm" svg:y2="15.605cm" draw:start-shape="id8" draw:start-glue-point="3" draw:end-shape="id9" draw:end-glue-point="7" svg:d="M40350 15605h-2838" svg:viewBox="0 0 2839 1">
          <text:p/>
        </draw:connector>
        <draw:connector draw:style-name="gr5" draw:text-style-name="P2" draw:layer="layout" draw:type="line" svg:x1="35.29cm" svg:y1="16.24cm" svg:x2="30.21cm" svg:y2="20.685cm" draw:start-shape="id9" draw:start-glue-point="6" draw:end-shape="id7" draw:end-glue-point="1" svg:d="M35290 16240l-5080 4445" svg:viewBox="0 0 5081 4446">
          <text:p/>
        </draw:connector>
        <draw:connector draw:style-name="gr5" draw:text-style-name="P2" draw:layer="layout" draw:type="line" svg:x1="35.29cm" svg:y1="14.97cm" svg:x2="30.21cm" svg:y2="10.525cm" draw:start-shape="id9" draw:start-glue-point="4" draw:end-shape="id1" draw:end-glue-point="1" svg:d="M35290 14970l-5080-4445" svg:viewBox="0 0 5081 4446">
          <text:p/>
        </draw:connector>
        <draw:custom-shape draw:style-name="gr11" draw:text-style-name="P3" xml:id="id10" draw:id="id10" draw:layer="layout" svg:width="3.492cm" svg:height="1.27cm" svg:x="32.75cm" svg:y="4.81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32.75cm" svg:y1="5.445cm" svg:x2="30.21cm" svg:y2="5.445cm" draw:start-shape="id10" draw:start-glue-point="6" draw:end-shape="id3" draw:end-glue-point="1" svg:d="M32750 5445h-2540" svg:viewBox="0 0 2541 1">
          <text:p/>
        </draw:connector>
        <draw:custom-shape draw:style-name="gr11" draw:text-style-name="P3" xml:id="id11" draw:id="id11" draw:layer="layout" svg:width="3.492cm" svg:height="1.27cm" svg:x="26.4cm" svg:y="14.97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26.4cm" svg:y1="15.605cm" svg:x2="23.86cm" svg:y2="15.605cm" draw:start-shape="id11" draw:start-glue-point="6" draw:end-shape="id5" draw:end-glue-point="1" svg:d="M26400 15605h-2540" svg:viewBox="0 0 2541 1">
          <text:p/>
        </draw:connector>
        <draw:custom-shape draw:style-name="gr11" draw:text-style-name="P3" xml:id="id12" draw:id="id12" draw:layer="layout" svg:width="3.492cm" svg:height="1.27cm" svg:x="41.122cm" svg:y="12.43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42.868cm" svg:y1="13.7cm" svg:x2="42.89cm" svg:y2="14.97cm" draw:start-shape="id12" draw:start-glue-point="8" draw:end-shape="id8" draw:end-glue-point="0" svg:d="M42868 13700l22 1270" svg:viewBox="0 0 23 1271">
          <text:p/>
        </draw:connector>
        <draw:custom-shape draw:style-name="gr11" draw:text-style-name="P4" xml:id="id13" draw:id="id13" draw:layer="layout" svg:width="3.492cm" svg:height="1.27cm" svg:x="41.123cm" svg:y="17.51cm">
          <text:p text:style-name="P4"><text:span text:style-name="T2">am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42.869cm" svg:y1="17.51cm" svg:x2="42.89cm" svg:y2="16.24cm" draw:start-shape="id13" draw:start-glue-point="4" draw:end-shape="id8" draw:end-glue-point="2" svg:d="M42869 17510l21-1270" svg:viewBox="0 0 22 1271">
          <text:p/>
        </draw:connector>
        <draw:custom-shape draw:style-name="gr1" draw:text-style-name="P2" draw:layer="layout" svg:width="5.08cm" svg:height="1.27cm" svg:x="6.08cm" svg:y="4.81cm">
          <text:p text:style-name="P1">Marke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bf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2.07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5:20:08.981509953</meta:creation-date>
    <dc:date>2024-09-13T15:40:39.375527838</dc:date>
    <meta:editing-duration>PT9M36S</meta:editing-duration>
    <meta:editing-cycles>4</meta:editing-cycles>
    <meta:generator>LibreOffice/24.2.6.2$Linux_X86_64 LibreOffice_project/420$Build-2</meta:generator>
    <meta:document-statistic meta:object-count="27"/>
  </office:meta>
</office:document-meta>
</file>